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aea79f" draw:textarea-horizontal-align="justify" draw:textarea-vertical-align="middle" draw:auto-grow-height="false" fo:min-height="2.29cm" fo:min-width="49.545cm"/>
    </style:style>
    <style:style style:name="gr2" style:family="graphic" style:parent-style-name="standard">
      <style:graphic-properties draw:stroke="none" svg:stroke-color="#000000" draw:fill="none" draw:fill-color="#ffffff" fo:min-height="1.147cm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2.29cm" fo:min-width="0.789cm"/>
    </style:style>
    <style:style style:name="gr4" style:family="graphic" style:parent-style-name="standard">
      <style:graphic-properties draw:stroke="none" svg:stroke-color="#000000" draw:fill="none" draw:fill-color="#ffffff" fo:min-height="2.203cm"/>
    </style:style>
    <style:style style:name="gr5" style:family="graphic" style:parent-style-name="standard">
      <style:graphic-properties draw:stroke="none" svg:stroke-color="#000000" draw:fill="none" draw:fill-color="#ffffff" fo:min-height="3.304cm"/>
    </style:style>
    <style:style style:name="P1" style:family="paragraph">
      <loext:graphic-properties draw:fill-color="#aea79f"/>
      <style:paragraph-properties fo:text-align="center"/>
    </style:style>
    <style:style style:name="P2" style:family="paragraph">
      <loext:graphic-properties draw:fill="none" draw:fill-color="#ffffff"/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0.045cm" svg:height="2.54cm" svg:x="2.143cm" svg:y="4.45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431cm" svg:height="1.397cm" svg:x="43.877cm" svg:y="2.707cm">
          <draw:text-box>
            <text:p><text:span text:style-name="T1">6</text:span></text:p>
          </draw:text-box>
        </draw:frame>
        <draw:custom-shape draw:style-name="gr3" draw:text-style-name="P3" draw:layer="layout" svg:width="1.289cm" svg:height="2.54cm" svg:x="32.339cm" svg:y="4.4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89cm" svg:height="2.54cm" svg:x="31.139cm" svg:y="4.4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89cm" svg:height="2.54cm" svg:x="29.939cm" svg:y="4.4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89cm" svg:height="2.54cm" svg:x="28.739cm" svg:y="4.4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89cm" svg:height="2.54cm" svg:x="27.539cm" svg:y="4.4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89cm" svg:height="2.54cm" svg:x="26.339cm" svg:y="4.4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89cm" svg:height="2.54cm" svg:x="25.039cm" svg:y="4.4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89cm" svg:height="2.54cm" svg:x="23.739cm" svg:y="4.45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431cm" svg:height="1.397cm" svg:x="32.578cm" svg:y="2.708cm">
          <draw:text-box>
            <text:p><text:span text:style-name="T1">8</text:span></text:p>
          </draw:text-box>
        </draw:frame>
        <draw:frame draw:style-name="gr4" draw:text-style-name="P2" draw:layer="layout" svg:width="1.657cm" svg:height="2.453cm" svg:x="23.679cm" svg:y="2.709cm">
          <draw:text-box>
            <text:p><text:span text:style-name="T1">15</text:span></text:p>
          </draw:text-box>
        </draw:frame>
        <draw:frame draw:style-name="gr5" draw:text-style-name="P4" draw:layer="layout" svg:width="5.97cm" svg:height="3.554cm" draw:transform="rotate (-0.0174532925199433) translate (25.469cm 7.377cm)">
          <draw:text-box>
            <text:p text:style-name="P3"><text:span text:style-name="T1">Pending</text:span></text:p>
            <text:p text:style-name="P3"><text:span text:style-name="T1">interrupts</text:span></text:p>
          </draw:text-box>
        </draw:frame>
        <draw:custom-shape draw:style-name="gr3" draw:text-style-name="P3" draw:layer="layout" svg:width="1.289cm" svg:height="2.54cm" svg:x="48.638cm" svg:y="4.4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89cm" svg:height="2.54cm" svg:x="47.438cm" svg:y="4.4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89cm" svg:height="2.54cm" svg:x="46.238cm" svg:y="4.4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89cm" svg:height="2.54cm" svg:x="45.038cm" svg:y="4.4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89cm" svg:height="2.54cm" svg:x="43.838cm" svg:y="4.45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431cm" svg:height="1.397cm" svg:x="48.877cm" svg:y="2.709cm">
          <draw:text-box>
            <text:p><text:span text:style-name="T1">2</text:span></text:p>
          </draw:text-box>
        </draw:frame>
        <draw:frame draw:style-name="gr5" draw:text-style-name="P4" draw:layer="layout" svg:width="5.97cm" svg:height="3.554cm" draw:transform="rotate (-0.0174532925199433) translate (44.17cm 7.377cm)">
          <draw:text-box>
            <text:p text:style-name="P3"><text:span text:style-name="T1">Exc</text:span><text:span text:style-name="T1">epti</text:span><text:span text:style-name="T1">on</text:span></text:p>
            <text:p text:style-name="P3"><text:span text:style-name="T1">cod</text:span><text:span text:style-name="T1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4.61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7T19:32:27.794776774</meta:creation-date>
    <dc:date>2018-12-16T00:02:54.431714326</dc:date>
    <meta:editing-duration>PT1H3M34S</meta:editing-duration>
    <meta:editing-cycles>13</meta:editing-cycles>
    <meta:generator>LibreOffice/6.0.6.2$Linux_X86_64 LibreOffice_project/00m0$Build-2</meta:generator>
    <meta:document-statistic meta:object-count="20"/>
  </office:meta>
</office:document-meta>
</file>